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cm" fo:margin-bottom="0cm" fo:orphans="2" fo:widows="2"/>
    </style:style>
    <style:style style:name="P3" style:family="paragraph" style:parent-style-name="Standard">
      <style:paragraph-properties fo:margin-top="0cm" fo:margin-bottom="2.54cm" style:line-height-at-least="0.353cm" fo:orphans="2" fo:widows="2"/>
    </style:style>
    <style:style style:name="P4" style:family="paragraph" style:parent-style-name="Standard">
      <style:paragraph-properties fo:margin-top="0.423cm" fo:margin-bottom="0cm" style:line-height-at-least="0.353cm"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2">
      <style:paragraph-properties fo:margin-top="0cm" fo:margin-bottom="0.247cm" fo:orphans="2" fo:widows="2"/>
    </style:style>
    <style:style style:name="P10" style:family="paragraph" style:parent-style-name="Heading_20_3">
      <style:paragraph-properties fo:margin-top="0.106cm" fo:margin-bottom="0.176cm" fo:orphans="2" fo:widows="2"/>
    </style:style>
    <style:style style:name="P11" style:family="paragraph" style:parent-style-name="bullet">
      <style:paragraph-properties fo:margin-top="0cm" fo:margin-bottom="0.176cm" fo:text-align="start" style:justify-single-word="false" fo:orphans="2" fo:widows="2"/>
    </style:style>
    <style:style style:name="P12" style:family="paragraph" style:parent-style-name="body">
      <style:paragraph-properties fo:text-align="start" style:justify-single-word="false" fo:orphans="2" fo:widows="2"/>
    </style:style>
    <style:style style:name="P13" style:family="paragraph" style:parent-style-name="Heading_20_1" style:master-page-name="Standard">
      <style:paragraph-properties fo:margin-top="0cm" fo:margin-bottom="0cm" fo:orphans="2" fo:widows="2" style:page-number="auto"/>
    </style:style>
    <style:style style:name="P14" style:family="paragraph" style:parent-style-name="sectionheading">
      <style:paragraph-properties fo:margin-top="0.071cm" fo:margin-bottom="0.141cm" fo:orphans="2" fo:widows="2"/>
    </style:style>
    <style:style style:name="P15" style:family="paragraph" style:parent-style-name="sectionheading">
      <style:paragraph-properties fo:margin-top="0.106cm" fo:margin-bottom="0.141cm"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16788992" text:id="ct105553116788992">
          <text:insertion>
            <office:change-info>
              <dc:creator>Michael Bouschen</dc:creator>
              <dc:date>2021-07-18T21:07:00</dc:date>
            </office:change-info>
          </text:insertion>
        </text:changed-region>
        <text:changed-region xml:id="ct105553116764928" text:id="ct105553116764928">
          <text:insertion>
            <office:change-info>
              <dc:creator>Michael Bouschen</dc:creator>
              <dc:date>2021-07-18T2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16.509cm" svg:height="0.343cm" svg:x="-6.033cm" svg:y="0cm">
        <draw:image xlink:href="Pictures/20000007000025F9000000C9F0140E06.wmf" xlink:type="simple" xlink:show="embed" xlink:actuate="onLoad">
          <text:p/>
        </draw:image>
      </draw:frame>
      <draw:frame text:anchor-type="page" text:anchor-page-number="1" draw:z-index="8" draw:name="Picture 67"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9" draw:name="Picture 68"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0" draw:name="Picture 69"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1" draw:name="Picture 70"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2" draw:name="Picture 71"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3" draw:name="Picture 72"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4" draw:name="Picture 73"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5" draw:name="Picture 74"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6" draw:name="Picture 75"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7" draw:name="Picture 76"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8" draw:name="Picture 77"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9" draw:name="Picture 78"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20" draw:name="Picture 79" draw:style-name="gr2" draw:text-style-name="P16" svg:width="7.09cm" svg:height="0.343cm" svg:x="-6.033cm" svg:y="0cm">
        <draw:image xlink:href="Pictures/2000000700000FB5000000C94FDA4EAC.wmf" xlink:type="simple" xlink:show="embed" xlink:actuate="onLoad">
          <text:p/>
        </draw:image>
      </draw:frame>
      <text:h text:style-name="P13" text:outline-level="1"><text:bookmark text:name="R-1026380"/>JDOHelper</text:h>
      <text:p text:style-name="P3"><text:bookmark text:name="_GoBack"/><draw:frame draw:style-name="fr1" draw:name="graphics1" text:anchor-type="as-char" svg:width="16.51cm" svg:height="0.342cm" draw:z-index="21"><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5187238992" text:main-entry="true"/><text:span text:style-name="T1">JDOImplHelper</text:span><text:alphabetical-index-mark-end text:id="IMark5187238992"/> via the <text:alphabetical-index-mark-start text:id="IMark5187239088" text:main-entry="true"/><text:span text:style-name="T1">StateInterrogation</text:span><text:alphabetical-index-mark-end text:id="IMark5187239088"/>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7.091cm" svg:height="0.342cm" draw:z-index="1"><draw:image xlink:href="Pictures/2000000700000FB5000000C94FDA4EAC.wmf" xlink:type="simple" xlink:show="embed" xlink:actuate="onLoad"/></draw:frame></text:p>
      <text:h text:style-name="P9" text:outline-level="2">Persistence Manager</text:h>
      <text:p text:style-name="P1">static PersistenceManager <text:alphabetical-index-mark-start text:id="IMark5187239088" text:main-entry="true"/>getPersistenceManager<text:alphabetical-index-mark-end text:id="IMark5187239088"/> (Object pc);</text:p>
      <text:p text:style-name="P7"><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7">See also <text:span text:style-name="T1">PersistenceCapable.jdoGetPersistenceManager()</text:span>.</text:p>
      <text:p text:style-name="P4"><draw:frame draw:style-name="fr1" draw:name="2" text:anchor-type="as-char" svg:width="7.091cm" svg:height="0.342cm" draw:z-index="2"><draw:image xlink:href="Pictures/2000000700000FB5000000C94FDA4EAC.wmf" xlink:type="simple" xlink:show="embed" xlink:actuate="onLoad"/></draw:frame></text:p>
      <text:h text:style-name="P9" text:outline-level="2">Make Dirty</text:h>
      <text:p text:style-name="P1">static void <text:alphabetical-index-mark-start text:id="IMark5187239088" text:main-entry="true"/>makeDirty<text:alphabetical-index-mark-end text:id="IMark5187239088"/> (Object pc, String fieldName);</text:p>
      <text:p text:style-name="P7"><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5187239088" text:main-entry="true"/><text:span text:style-name="T1">makeDirty</text:span><text:alphabetical-index-mark-end text:id="IMark5187239088"/><text:span text:style-name="Assertion">]</text:span>.</text:p>
      <text:p text:style-name="P7">See also <text:span text:style-name="T1">PersistenceCapable.jdoMakeDirty(String fieldName)</text:span>.</text:p>
      <text:p text:style-name="P4"><draw:frame draw:style-name="fr1" draw:name="3" text:anchor-type="as-char" svg:width="7.091cm" svg:height="0.342cm" draw:z-index="3"><draw:image xlink:href="Pictures/2000000700000FB5000000C94FDA4EAC.wmf" xlink:type="simple" xlink:show="embed" xlink:actuate="onLoad"/></draw:frame></text:p>
      <text:h text:style-name="P9" text:outline-level="2">JDO Identity</text:h>
      <text:p text:style-name="P1">static Object <text:alphabetical-index-mark-start text:id="IMark5187239088" text:main-entry="true"/>getObjectId<text:alphabetical-index-mark-end text:id="IMark5187239088"/> (Object pc);</text:p>
      <text:p text:style-name="P7"><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12">See also <text:span text:style-name="T1">PersistenceCapable.jdoGetObjectId()</text:span> and <text:span text:style-name="T1">PersistenceManager.getObjec tId(Object pc)</text:span>.</text:p>
      <text:p text:style-name="P1"><text:span text:style-name="Assertion">A8.3-11 [</text:span>static Object[] <text:alphabetical-index-mark-start text:id="IMark5187239088" text:main-entry="true"/>getObjectIds<text:alphabetical-index-mark-end text:id="IMark5187239088"/> (Object[] pcs);</text:p>
      <text:p text:style-name="P1">static Collection <text:alphabetical-index-mark-start text:id="IMark5187239088" text:main-entry="true"/>getObjectIds<text:alphabetical-index-mark-end text:id="IMark5187239088"/> (Collection pcs);</text:p>
      <text:p text:style-name="P7">These methods return the JDO identities of the parameter instances. For each instance in the parameter, the <text:alphabetical-index-mark-start text:id="IMark5187239088" text:main-entry="true"/><text:span text:style-name="T1">getObjectId</text:span><text:alphabetical-index-mark-end text:id="IMark5187239088"/>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1">static Object <text:alphabetical-index-mark-start text:id="IMark5187239088" text:main-entry="true"/>getTransactionalObjectId<text:alphabetical-index-mark-end text:id="IMark5187239088"/> (Object pc);</text:p>
      <text:p text:style-name="P7"><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12">See also <text:span text:style-name="T1">PersistenceCapable.jdoGetTransactionalObjectId()</text:span>and <text:span text:style-name="T1">PersistenceManager.</text:span><text:alphabetical-index-mark-start text:id="IMark5187239088" text:main-entry="true"/><text:span text:style-name="T1">getTransactionalObjectId</text:span><text:alphabetical-index-mark-end text:id="IMark5187239088"/><text:span text:style-name="T1">(Object pc)</text:span>.</text:p>
      <text:p text:style-name="P4"><draw:frame draw:style-name="fr1" draw:name="4" text:anchor-type="as-char" svg:width="7.091cm" svg:height="0.342cm" draw:z-index="4"><draw:image xlink:href="Pictures/2000000700000FB5000000C94FDA4EAC.wmf" xlink:type="simple" xlink:show="embed" xlink:actuate="onLoad"/></draw:frame></text:p>
      <text:h text:style-name="P9" text:outline-level="2">JDO Version</text:h>
      <text:p text:style-name="P1"><text:span text:style-name="Assertion">A8.4-1 [</text:span>static Object <text:alphabetical-index-mark-start text:id="IMark5187239088" text:main-entry="true"/>getVersion<text:alphabetical-index-mark-end text:id="IMark5187239088"/> (Object pc);</text:p>
      <text:p text:style-name="P7"><text:soft-page-break/>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4"><draw:frame draw:style-name="fr1" draw:name="5" text:anchor-type="as-char" svg:width="7.091cm" svg:height="0.342cm" draw:z-index="5"><draw:image xlink:href="Pictures/2000000700000FB5000000C94FDA4EAC.wmf" xlink:type="simple" xlink:show="embed" xlink:actuate="onLoad"/></draw:frame></text:p>
      <text:h text:style-name="P9" text:outline-level="2">Status interrogation</text:h>
      <text:p text:style-name="P7">The status interrogation methods return a <text:span text:style-name="T1">boolean</text:span> that represents the state of the instance:</text:p>
      <text:h text:style-name="P10" text:outline-level="3">Dirty</text:h>
      <text:p text:style-name="P1">static boolean <text:alphabetical-index-mark-start text:id="IMark5187239088" text:main-entry="true"/>isDirty<text:alphabetical-index-mark-end text:id="IMark5187239088"/> (Object pc);</text:p>
      <text:p text:style-name="P7"><text:span text:style-name="Assertion">A8.4.1-1 [</text:span>Instances whose state has been changed in the current transaction return <text:span text:style-name="T1">true</text:span>.] <text:span text:style-name="Assertion">A8.4.1-2 [</text:span>If the object parameter is not null and implements <text:span text:style-name="T1">PersistenceCapable</text:span>, <text:span text:style-name="T1">JDOHelper.</text:span><text:alphabetical-index-mark-start text:id="IMark5187239088" text:main-entry="true"/><text:span text:style-name="T1">isDirty</text:span><text:alphabetical-index-mark-end text:id="IMark5187239088"/>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7">See also <text:span text:style-name="T1">PersistenceCapable.jdoIsDirty();</text:span></text:p>
      <text:h text:style-name="P10" text:outline-level="3">Transactional</text:h>
      <text:p text:style-name="P1">static boolean <text:alphabetical-index-mark-start text:id="IMark5187239088" text:main-entry="true"/>isTransactional<text:alphabetical-index-mark-end text:id="IMark5187239088"/> (Object pc);</text:p>
      <text:p text:style-name="P7"><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5187239088" text:main-entry="true"/>isTransactional<text:alphabetical-index-mark-end text:id="IMark5187239088"/>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7">See also <text:span text:style-name="T1">PersistenceCapable.jdoIsTransactional()</text:span>.</text:p>
      <text:h text:style-name="P10" text:outline-level="3">Persistent</text:h>
      <text:p text:style-name="P1">static boolean <text:alphabetical-index-mark-start text:id="IMark5187239088" text:main-entry="true"/>isPersistent<text:alphabetical-index-mark-end text:id="IMark5187239088"/> (Object pc);</text:p>
      <text:p text:style-name="P7"><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5187239088" text:main-entry="true"/><text:span text:style-name="T1">isPersistent</text:span><text:alphabetical-index-mark-end text:id="IMark5187239088"/>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7">See also <text:span text:style-name="T1">PersistenceCapable.jdoIsPersistent();</text:span></text:p>
      <text:h text:style-name="P10" text:outline-level="3">New</text:h>
      <text:p text:style-name="P8"><text:bookmark text:name="X-10615386"/>static boolean <text:alphabetical-index-mark-start text:id="IMark5187239088" text:main-entry="true"/>isNew<text:alphabetical-index-mark-end text:id="IMark5187239088"/> (Object pc);</text:p>
      <text:p text:style-name="P7"><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5187239088" text:main-entry="true"/><text:span text:style-name="T1">isNew</text:span><text:alphabetical-index-mark-end text:id="IMark5187239088"/> delegates to the parameter instance and instances that have not been made persistent in the current 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7">See also <text:span text:style-name="T1">PersistenceCapable.jdoIsNew();</text:span></text:p>
      <text:h text:style-name="P10" text:outline-level="3"><text:soft-page-break/>Deleted</text:h>
      <text:p text:style-name="P1">static boolean <text:alphabetical-index-mark-start text:id="IMark5187239088" text:main-entry="true"/>isDeleted<text:alphabetical-index-mark-end text:id="IMark5187239088"/> (Object pc);</text:p>
      <text:p text:style-name="P7"><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5187239088" text:main-entry="true"/><text:span text:style-name="T1">isDeleted</text:span><text:alphabetical-index-mark-end text:id="IMark5187239088"/>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7">See also <text:span text:style-name="T1">PersistenceCapable.jdoIsDeleted();</text:span></text:p>
      <text:h text:style-name="P10" text:outline-level="3">Detached</text:h>
      <text:p text:style-name="P1"><text:span text:style-name="Assertion">A8.5.6-1 [</text:span>static boolean <text:alphabetical-index-mark-start text:id="IMark5187239088" text:main-entry="true"/>isDetached<text:alphabetical-index-mark-end text:id="IMark5187239088"/> (Object pc);</text:p>
      <text:p text:style-name="P7">Instances that have been detached return true. The method returns false if the instance is transient or null or if its class is not detachable.<text:span text:style-name="Assertion">]</text:span></text:p>
      <text:p text:style-name="P7">See also <text:span text:style-name="T1">PersistenceCapable.jdoIsDetached()</text:span><text:span text:style-name="T3">;</text:span></text:p>
      <text:p text:style-name="P4"><draw:frame draw:style-name="fr1" draw:name="6" text:anchor-type="as-char" svg:width="7.091cm" svg:height="0.342cm" draw:z-index="6"><draw:image xlink:href="Pictures/2000000700000FB5000000C94FDA4EAC.wmf" xlink:type="simple" xlink:show="embed" xlink:actuate="onLoad"/></draw:frame></text:p>
      <text:h text:style-name="P9" text:outline-level="2">State Interrogation</text:h>
      <text:p text:style-name="P1">public static ObjectState <text:alphabetical-index-mark-start text:id="IMark5187239856" text:main-entry="true"/>getObjectState<text:alphabetical-index-mark-end text:id="IMark5187239856"/>(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0"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draw:frame draw:style-name="fr1" draw:name="7" text:anchor-type="as-char" svg:width="7.091cm" svg:height="0.342cm" draw:z-index="7"><draw:image xlink:href="Pictures/2000000700000FB5000000C94FDA4EAC.wmf" xlink:type="simple" xlink:show="embed" xlink:actuate="onLoad"/></draw:frame></text:p>
      <text:h text:style-name="P9" text:outline-level="2"><text:alphabetical-index-mark-start text:id="IMark5187239856" text:main-entry="true"/>PersistenceManagerFactory<text:alphabetical-index-mark-end text:id="IMark5187239856"/> methods</text:h>
      <text:p text:style-name="P7">The methods in this section provide for bootstrapping the <text:alphabetical-index-mark-start text:id="IMark5187239856" text:main-entry="true"/><text:span text:style-name="T1">PersistenceManagerFactory</text:span><text:alphabetical-index-mark-end text:id="IMark5187239856"/> by configuration according to the properties documented in Section 11.1. Users have a choice of configuration techniques:</text:p>
      <text:p text:style-name="P11"><text:soft-page-break/>•<text:tab/>The application provides a <text:span text:style-name="T1">Map</text:span> of properties used to construct a <text:alphabetical-index-mark-start text:id="IMark5187239856" text:main-entry="true"/><text:span text:style-name="T1">PersistenceManagerFactory</text:span><text:alphabetical-index-mark-end text:id="IMark5187239856"/></text:p>
      <text:p text:style-name="P6">•<text:tab/>The application provides a name (the name of a resource in standard Java <text:span text:style-name="T1">Properties</text:span> format, the name of a named <text:alphabetical-index-mark-start text:id="IMark5187239856" text:main-entry="true"/>PersistenceManagerFactory<text:alphabetical-index-mark-end text:id="IMark5187239856"/> from jdoconfig.xml, or the name of a JPA persistence unit), used to construct a <text:alphabetical-index-mark-start text:id="IMark5187239760" text:main-entry="true"/><text:span text:style-name="T1">PersistenceManagerFactory</text:span><text:alphabetical-index-mark-end text:id="IMark5187239760"/></text:p>
      <text:p text:style-name="P6">•<text:tab/>The application provides a <text:span text:style-name="T1">Map</text:span> of override properties and a name, used to construct a <text:alphabetical-index-mark-start text:id="IMark5187239760" text:main-entry="true"/><text:span text:style-name="T1">PersistenceManagerFactory</text:span><text:alphabetical-index-mark-end text:id="IMark5187239760"/></text:p>
      <text:p text:style-name="P6">•<text:tab/>The application provides an <text:span text:style-name="T1">InputStream</text:span> in standard Java <text:span text:style-name="T1">Properties</text:span> format whose contents define the properties for the <text:alphabetical-index-mark-start text:id="IMark5187239760" text:main-entry="true"/><text:span text:style-name="T1">PersistenceManagerFactory</text:span><text:alphabetical-index-mark-end text:id="IMark5187239760"/></text:p>
      <text:p text:style-name="P6">•<text:tab/>The application provides a <text:span text:style-name="T1">File</text:span> whose contents are in standard Java <text:span text:style-name="T1">Properties</text:span> format which define the properties for the <text:alphabetical-index-mark-start text:id="IMark5187239760" text:main-entry="true"/><text:span text:style-name="T1">PersistenceManagerFactory</text:span><text:alphabetical-index-mark-end text:id="IMark5187239760"/></text:p>
      <text:p text:style-name="P6">•<text:tab/>The application provides a <text:span text:style-name="T1">JNDI</text:span> name and context in which the name is defined</text:p>
      <text:p text:style-name="P11">•<text:tab/>The application provides a resource named <text:span text:style-name="T1">META-INF/jdoconfig.xml</text:span> and optio<text:change-start text:change-id="ct105553116788992"/>–<text:change-end text:change-id="ct105553116788992"/>nally <text:span text:style-name="T1">META-INF/services/javax.jdo.</text:span><text:alphabetical-index-mark-start text:id="IMark5187239760" text:main-entry="true"/><text:span text:style-name="T1">PersistenceManagerFactory</text:span><text:alphabetical-index-mark-end text:id="IMark5187239760"/> which contain configuration information</text:p>
      <text:p text:style-name="P11">•<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text:span><text:change-start text:change-id="ct105553116764928"/><text:span text:style-name="T1"><text:line-break/></text:span><text:change-end text:change-id="ct105553116764928"/><text:span text:style-name="T1">EntityManagerFactory</text:span> which contain configuration information<text:span text:style-name="Assertion"><text:span text:style-name="T1">]</text:span></text:span> </text:p>
      <text:h text:style-name="P14" text:outline-level="4"><text:tab/><text:tab/>Get by Name with Overrides</text:h>
      <text:p text:style-name="P1"><text:span text:style-name="Assertion">A8.6-22 [</text:span>public static </text:p>
      <text:p text:style-name="P1"><text:tab/><text:alphabetical-index-mark-start text:id="IMark5187239760" text:main-entry="true"/>PersistenceManagerFactory<text:alphabetical-index-mark-end text:id="IMark5187239760"/> <text:alphabetical-index-mark-start text:id="IMark5187239856" text:main-entry="true"/>getPersistenceManagerFactory<text:alphabetical-index-mark-end text:id="IMark5187239856"/></text:p>
      <text:p text:style-name="P1"><text:tab/><text:tab/>(Map overrides, String name, ClassLoader loader);<text:span text:style-name="Assertion">]</text:span></text:p>
      <text:p text:style-name="P1"><text:span text:style-name="Assertion">A8.6-23 [</text:span>public static </text:p>
      <text:p text:style-name="P1"><text:tab/><text:alphabetical-index-mark-start text:id="IMark5187239856" text:main-entry="true"/>PersistenceManagerFactory<text:alphabetical-index-mark-end text:id="IMark5187239856"/> <text:alphabetical-index-mark-start text:id="IMark5187239760" text:main-entry="true"/>getPersistenceManagerFactory<text:alphabetical-index-mark-end text:id="IMark5187239760"/></text:p>
      <text:p text:style-name="P1"><text:tab/><text:tab/>(Map overrides, String name);<text:span text:style-name="Assertion">]</text:span> </text:p>
      <text:p text:style-name="P7">These methods resolve the name parameter, taking the name as a resource name, the name of a <text:alphabetical-index-mark-start text:id="IMark5187239760" text:main-entry="true"/>PersistenceManagerFactory<text:alphabetical-index-mark-end text:id="IMark5187239760"/> from jdoconfig.xml, or a Persistence Unit name from persistence.xml and delegate to the static factory method <text:alphabetical-index-mark-start text:id="IMark5187239856" text:main-entry="true"/><text:span text:style-name="T1">getPersistenceManagerFactory</text:span><text:alphabetical-index-mark-end text:id="IMark5187239856"/><text:span text:style-name="T1"> (Map overrides, Map props)</text:span>. The name is trimmed of leading and trailing white space before being used.</text:p>
      <text:h text:style-name="P15" text:outline-level="4"><text:tab/><text:tab/>Get by Properties file or input stream</text:h>
      <text:p text:style-name="P1"><text:span text:style-name="Assertion">A8.6-13 [</text:span>public static </text:p>
      <text:p text:style-name="P1"><text:tab/><text:alphabetical-index-mark-start text:id="IMark5187239856" text:main-entry="true"/>PersistenceManagerFactory<text:alphabetical-index-mark-end text:id="IMark5187239856"/> <text:alphabetical-index-mark-start text:id="IMark5187239760" text:main-entry="true"/>getPersistenceManagerFactory<text:alphabetical-index-mark-end text:id="IMark5187239760"/></text:p>
      <text:p text:style-name="P1"><text:tab/><text:tab/>(File propsFile);<text:span text:style-name="Assertion">]</text:span> </text:p>
      <text:p text:style-name="P1"><text:span text:style-name="Assertion">A8.6-14 [</text:span>public static </text:p>
      <text:p text:style-name="P1"><text:tab/><text:alphabetical-index-mark-start text:id="IMark5187239760" text:main-entry="true"/>PersistenceManagerFactory<text:alphabetical-index-mark-end text:id="IMark5187239760"/> <text:alphabetical-index-mark-start text:id="IMark5187239856" text:main-entry="true"/>getPersistenceManagerFactory<text:alphabetical-index-mark-end text:id="IMark5187239856"/></text:p>
      <text:p text:style-name="P1"><text:tab/><text:tab/>(File propsFile, ClassLoader loader);<text:span text:style-name="Assertion">]</text:span> </text:p>
      <text:p text:style-name="P1"><text:span text:style-name="Assertion">A8.6-17 [</text:span>public static </text:p>
      <text:p text:style-name="P1"><text:soft-page-break/><text:tab/><text:alphabetical-index-mark-start text:id="IMark5187239856" text:main-entry="true"/>PersistenceManagerFactory<text:alphabetical-index-mark-end text:id="IMark5187239856"/> <text:alphabetical-index-mark-start text:id="IMark5187239760" text:main-entry="true"/>getPersistenceManagerFactory<text:alphabetical-index-mark-end text:id="IMark5187239760"/></text:p>
      <text:p text:style-name="P1"><text:tab/><text:tab/>(InputStream stream);<text:span text:style-name="Assertion">]</text:span> </text:p>
      <text:p text:style-name="P1"><text:span text:style-name="Assertion">A8.6-18 [</text:span>public static </text:p>
      <text:p text:style-name="P1"><text:tab/><text:alphabetical-index-mark-start text:id="IMark5187239760" text:main-entry="true"/>PersistenceManagerFactory<text:alphabetical-index-mark-end text:id="IMark5187239760"/> <text:alphabetical-index-mark-start text:id="IMark5187239856" text:main-entry="true"/>getPersistenceManagerFactory<text:alphabetical-index-mark-end text:id="IMark5187239856"/></text:p>
      <text:p text:style-name="P1"><text:tab/><text:tab/>(InputStream stream, ClassLoader loader);</text:p>
      <text:p text:style-name="P5"><text:span text:style-name="Assertion">]</text:span> </text:p>
      <text:p text:style-name="P7">These methods use the parameter(s) passed as arguments to construct a <text:span text:style-name="T1">Properties</text:span> instance, and then delegate to the <text:span text:style-name="T1">JDOHelper</text:span> method <text:alphabetical-index-mark-start text:id="IMark5187239856" text:main-entry="true"/><text:span text:style-name="T1">getPersistenceManagerFactory</text:span><text:alphabetical-index-mark-end text:id="IMark5187239856"/><text:span text:style-name="T1"> </text:span>that takes a <text:span text:style-name="T1">Map</text:span> parameter. </text:p>
      <text:h text:style-name="P15" text:outline-level="4"><text:tab/><text:tab/>Get by Name</text:h>
      <text:p text:style-name="P1"><text:span text:style-name="Assertion">A8.6-15 [</text:span>public static </text:p>
      <text:p text:style-name="P1"><text:tab/><text:alphabetical-index-mark-start text:id="IMark5187239856" text:main-entry="true"/>PersistenceManagerFactory<text:alphabetical-index-mark-end text:id="IMark5187239856"/> <text:alphabetical-index-mark-start text:id="IMark5187239760" text:main-entry="true"/>getPersistenceManagerFactory<text:alphabetical-index-mark-end text:id="IMark5187239760"/></text:p>
      <text:p text:style-name="P1"><text:tab/><text:tab/>(String name);<text:span text:style-name="Assertion">]</text:span> </text:p>
      <text:p text:style-name="P1"><text:span text:style-name="Assertion">A8.6-16 [</text:span>public static </text:p>
      <text:p text:style-name="P1"><text:tab/><text:alphabetical-index-mark-start text:id="IMark5187239760" text:main-entry="true"/>PersistenceManagerFactory<text:alphabetical-index-mark-end text:id="IMark5187239760"/> <text:alphabetical-index-mark-start text:id="IMark5187239856" text:main-entry="true"/>getPersistenceManagerFactory<text:alphabetical-index-mark-end text:id="IMark5187239856"/></text:p>
      <text:p text:style-name="P1"><text:tab/><text:tab/>(String name, ClassLoader loader);<text:span text:style-name="Assertion">]</text:span> </text:p>
      <text:p text:style-name="P1"><text:span text:style-name="Assertion">A8.6-21[</text:span>public static </text:p>
      <text:p text:style-name="P1"><text:tab/><text:alphabetical-index-mark-start text:id="IMark5187239856" text:main-entry="true"/>PersistenceManagerFactory<text:alphabetical-index-mark-end text:id="IMark5187239856"/> <text:alphabetical-index-mark-start text:id="IMark5187239760" text:main-entry="true"/>getPersistenceManagerFactory<text:alphabetical-index-mark-end text:id="IMark5187239760"/></text:p>
      <text:p text:style-name="P1"><text:tab/><text:tab/>(String name, ClassLoader propsLoader,</text:p>
      <text:p text:style-name="P1"><text:tab/><text:tab/><text:tab/>ClassLoader pmfLoader);<text:span text:style-name="Assertion">]</text:span></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5187239760" text:main-entry="true"/><text:span text:style-name="T1">getPersistenceManagerFactory</text:span><text:alphabetical-index-mark-end text:id="IMark5187239760"/><text:span text:style-name="T1"> (Map props)</text:span>. The name is trimmed of leading and trailing white space before being used.</text:p>
      <text:p text:style-name="P1">public static </text:p>
      <text:p text:style-name="P1"><text:tab/><text:alphabetical-index-mark-start text:id="IMark5187239760" text:main-entry="true"/>PersistenceManagerFactory<text:alphabetical-index-mark-end text:id="IMark5187239760"/> <text:alphabetical-index-mark-start text:id="IMark5187239856" text:main-entry="true"/>getPersistenceManagerFactory<text:alphabetical-index-mark-end text:id="IMark5187239856"/>();</text:p>
      <text:p text:style-name="P7">This method delegates to the method taking a <text:span text:style-name="T1">String</text:span> with the parameter set to the empty <text:span text:style-name="T1">String</text:span>. The default <text:alphabetical-index-mark-start text:id="IMark5187239856" text:main-entry="true"/>PersistenceManagerFactory<text:alphabetical-index-mark-end text:id="IMark5187239856"/> from jdoconfig.xml is obtained.</text:p>
      <text:h text:style-name="P15" text:outline-level="4"><text:tab/><text:tab/>Get by Properties map</text:h>
      <text:p text:style-name="P1"><text:span text:style-name="Assertion">A8.6-2 [</text:span>public static</text:p>
      <text:p text:style-name="P1"><text:tab/><text:alphabetical-index-mark-start text:id="IMark5187239856" text:main-entry="true"/>PersistenceManagerFactory<text:alphabetical-index-mark-end text:id="IMark5187239856"/> <text:alphabetical-index-mark-start text:id="IMark5187239760" text:main-entry="true"/>getPersistenceManagerFactory<text:alphabetical-index-mark-end text:id="IMark5187239760"/></text:p>
      <text:p text:style-name="P5"><text:tab/><text:tab/>(Map props);<text:span text:style-name="Assertion">]</text:span> </text:p>
      <text:p text:style-name="P7"><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1"><text:span text:style-name="Assertion">A8.6-1 [</text:span>public static </text:p>
      <text:p text:style-name="P1"><text:tab/><text:alphabetical-index-mark-start text:id="IMark5187239760" text:main-entry="true"/>PersistenceManagerFactory<text:alphabetical-index-mark-end text:id="IMark5187239760"/> <text:alphabetical-index-mark-start text:id="IMark5187239856" text:main-entry="true"/>getPersistenceManagerFactory<text:alphabetical-index-mark-end text:id="IMark5187239856"/></text:p>
      <text:p text:style-name="P1"><text:tab/><text:tab/>(Map props, ClassLoader loader);<text:span text:style-name="Assertion">]</text:span></text:p>
      <text:p text:style-name="P7">The standard key values for the properties are found in Section 11.1.</text:p>
      <text:p text:style-name="P7"><text:soft-page-break/><text:span text:style-name="Assertion">A8.6-11 [</text:span>The returned <text:alphabetical-index-mark-start text:id="IMark5187239856" text:main-entry="true"/><text:span text:style-name="T1">PersistenceManagerFactory</text:span><text:alphabetical-index-mark-end text:id="IMark5187239856"/> is not configurable (the <text:span text:style-name="T1">setXXX</text:span> methods will throw an exception).<text:span text:style-name="Assertion">]</text:span> <text:span text:style-name="Assertion">A8.6-12 [</text:span>JDO implementations might manage a map of instantiated <text:alphabetical-index-mark-start text:id="IMark5187239760" text:main-entry="true"/><text:span text:style-name="T1">PersistenceManagerFactory</text:span><text:alphabetical-index-mark-end text:id="IMark5187239760"/> instances based on specified property key values, and return a previously instantiated <text:alphabetical-index-mark-start text:id="IMark5187239088" text:main-entry="true"/><text:span text:style-name="T1">PersistenceManagerFactory</text:span><text:alphabetical-index-mark-end text:id="IMark5187239088"/> instance. In this case, the properties of the returned instance must exactly match the requested properties.<text:span text:style-name="Assertion">]</text:span> </text:p>
      <text:h text:style-name="P15" text:outline-level="4"><text:tab/><text:tab/>Get by JNDI lookup</text:h>
      <text:p text:style-name="P1"><text:span text:style-name="Assertion">A8.6-19 [</text:span>public static </text:p>
      <text:p text:style-name="P1"><text:tab/><text:alphabetical-index-mark-start text:id="IMark5187239088" text:main-entry="true"/>PersistenceManagerFactory<text:alphabetical-index-mark-end text:id="IMark5187239088"/> <text:alphabetical-index-mark-start text:id="IMark5187239760" text:main-entry="true"/>getPersistenceManagerFactory<text:alphabetical-index-mark-end text:id="IMark5187239760"/></text:p>
      <text:p text:style-name="P1"><text:tab/><text:tab/>(String jndiLocation, Context context);</text:p>
      <text:p text:style-name="P1">@deprecated public static </text:p>
      <text:p text:style-name="P1"><text:tab/><text:alphabetical-index-mark-start text:id="IMark5187239760" text:main-entry="true"/>PersistenceManagerFactory<text:alphabetical-index-mark-end text:id="IMark5187239760"/> <text:alphabetical-index-mark-start text:id="IMark5187239088" text:main-entry="true"/>getPersistenceManagerFactory<text:alphabetical-index-mark-end text:id="IMark5187239088"/></text:p>
      <text:p text:style-name="P5"><text:span text:style-name="T4"><text:tab/><text:tab/>(String jndiLocation, Context context, ClassLoader loader);</text:span><text:span text:style-name="Assertion">]</text:span> </text:p>
      <text:p text:style-name="P1"/>
      <text:p text:style-name="P7">These methods look up the <text:alphabetical-index-mark-start text:id="IMark5187239088" text:main-entry="true"/><text:span text:style-name="T1">PersistenceManagerFactory</text:span><text:alphabetical-index-mark-end text:id="IMark5187239088"/> using the naming context and name supplied. The implementation’s factory method is not called. The behavior of this method depends on the implementation of the context and its interaction with the saved <text:alphabetical-index-mark-start text:id="IMark5187239760" text:main-entry="true"/><text:span text:style-name="T1">PersistenceManagerFactory</text:span><text:alphabetical-index-mark-end text:id="IMark5187239760"/> object. As with the other factory methods, the returned <text:alphabetical-index-mark-start text:id="IMark5187239856" text:main-entry="true"/><text:span text:style-name="T1">PersistenceManagerFactory</text:span><text:alphabetical-index-mark-end text:id="IMark5187239856"/>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4:29:46.77</meta:creation-date>
    <meta:editing-duration>PT30M23S</meta:editing-duration>
    <meta:generator>OpenOffice/4.1.6$Unix OpenOffice.org_project/416m1$Build-9790</meta:generator>
    <dc:title>JDO_Chapter</dc:title>
    <dc:date>2021-07-18T21:09:10</dc:date>
    <meta:document-statistic meta:table-count="0" meta:image-count="8" meta:object-count="0" meta:page-count="7" meta:paragraph-count="160" meta:word-count="1676" meta:character-count="12693"/>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